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5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962cm" svg:x="11.16cm" svg:y="2.27cm">
          <draw:text-box>
            <text:p>X1 &lt; 1</text:p>
          </draw:text-box>
        </draw:frame>
        <draw:line draw:style-name="gr2" draw:text-style-name="P2" draw:layer="layout" svg:x1="13.065cm" svg:y1="3.222cm" svg:x2="13.065cm" svg:y2="4.175cm">
          <text:p/>
        </draw:line>
        <draw:line draw:style-name="gr2" draw:text-style-name="P2" draw:layer="layout" svg:x1="11.477cm" svg:y1="3.222cm" svg:x2="11.477cm" svg:y2="4.175cm">
          <text:p/>
        </draw:line>
        <draw:frame draw:style-name="gr3" draw:text-style-name="P1" draw:layer="layout" svg:width="1.314cm" svg:height="0.962cm" svg:x="13.338cm" svg:y="12.43cm">
          <draw:text-box>
            <text:p>R5</text:p>
          </draw:text-box>
        </draw:frame>
        <draw:frame draw:style-name="gr4" draw:text-style-name="P1" draw:layer="layout" svg:width="2.54cm" svg:height="1.673cm" svg:x="9.572cm" svg:y="4.175cm">
          <draw:text-box>
            <text:p>X2 &lt; 4</text:p>
          </draw:text-box>
        </draw:frame>
        <draw:line draw:style-name="gr2" draw:text-style-name="P2" draw:layer="layout" svg:x1="11.477cm" svg:y1="5.127cm" svg:x2="11.477cm" svg:y2="6.08cm">
          <text:p/>
        </draw:line>
        <draw:line draw:style-name="gr2" draw:text-style-name="P2" draw:layer="layout" svg:x1="9.89cm" svg:y1="5.127cm" svg:x2="9.89cm" svg:y2="6.08cm">
          <text:p/>
        </draw:line>
        <draw:frame draw:style-name="gr5" draw:text-style-name="P1" draw:layer="layout" svg:width="1.588cm" svg:height="2.308cm" svg:x="10.842cm" svg:y="6.08cm">
          <draw:text-box>
            <text:p>R3</text:p>
          </draw:text-box>
        </draw:frame>
        <draw:frame draw:style-name="gr1" draw:text-style-name="P1" draw:layer="layout" svg:width="2.857cm" svg:height="0.962cm" svg:x="7.985cm" svg:y="6.08cm">
          <draw:text-box>
            <text:p>X1 &lt; 0</text:p>
          </draw:text-box>
        </draw:frame>
        <draw:line draw:style-name="gr2" draw:text-style-name="P2" draw:layer="layout" svg:x1="9.89cm" svg:y1="7.032cm" svg:x2="9.89cm" svg:y2="7.985cm">
          <text:p/>
        </draw:line>
        <draw:frame draw:style-name="gr4" draw:text-style-name="P1" draw:layer="layout" svg:width="2.54cm" svg:height="1.673cm" svg:x="12.112cm" svg:y="4.175cm">
          <draw:text-box>
            <text:p>X2 &lt; 2</text:p>
          </draw:text-box>
        </draw:frame>
        <draw:line draw:style-name="gr2" draw:text-style-name="P2" draw:layer="layout" svg:x1="8.302cm" svg:y1="7.032cm" svg:x2="8.302cm" svg:y2="7.985cm">
          <text:p/>
        </draw:line>
        <draw:line draw:style-name="gr2" draw:text-style-name="P2" draw:layer="layout" svg:x1="12.747cm" svg:y1="5.127cm" svg:x2="12.747cm" svg:y2="6.08cm">
          <text:p/>
        </draw:line>
        <draw:line draw:style-name="gr2" draw:text-style-name="P2" draw:layer="layout" svg:x1="14.017cm" svg:y1="5.127cm" svg:x2="14.017cm" svg:y2="6.08cm">
          <text:p/>
        </draw:line>
        <draw:frame draw:style-name="gr4" draw:text-style-name="P1" draw:layer="layout" svg:width="1.588cm" svg:height="1.673cm" svg:x="7.667cm" svg:y="7.985cm">
          <draw:text-box>
            <text:p>R1</text:p>
          </draw:text-box>
        </draw:frame>
        <draw:frame draw:style-name="gr4" draw:text-style-name="P1" draw:layer="layout" svg:width="1.588cm" svg:height="1.673cm" svg:x="12.112cm" svg:y="6.08cm">
          <draw:text-box>
            <text:p>R4</text:p>
          </draw:text-box>
        </draw:frame>
        <draw:frame draw:style-name="gr4" draw:text-style-name="P1" draw:layer="layout" svg:width="1.587cm" svg:height="1.673cm" svg:x="9.255cm" svg:y="7.985cm">
          <draw:text-box>
            <text:p>R2</text:p>
          </draw:text-box>
        </draw:frame>
        <draw:frame draw:style-name="gr6" draw:text-style-name="P3" draw:layer="layout" svg:width="15.986cm" svg:height="8.982cm" svg:x="1.952cm" svg:y="10.525cm">
          <draw:object xlink:href="./Object 1" xlink:type="simple" xlink:show="embed" xlink:actuate="onLoad">
            <loext:p text:style-name="P3"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953cm" svg:height="0.962cm" svg:x="3.222cm" svg:y="4.81cm">
          <draw:text-box>
            <text:p/>
          </draw:text-box>
        </draw:frame>
        <draw:frame draw:style-name="gr8" draw:text-style-name="P1" draw:layer="layout" svg:width="1.587cm" svg:height="1.27cm" svg:x="5.445cm" svg:y="14.652cm">
          <draw:text-box>
            <text:p>R1</text:p>
          </draw:text-box>
        </draw:frame>
        <draw:frame draw:style-name="gr4" draw:text-style-name="P1" draw:layer="layout" svg:width="1.587cm" svg:height="1.673cm" svg:x="10.207cm" svg:y="14.567cm">
          <draw:text-box>
            <text:p>R2</text:p>
          </draw:text-box>
        </draw:frame>
        <draw:frame draw:style-name="gr5" draw:text-style-name="P1" draw:layer="layout" svg:width="1.588cm" svg:height="2.308cm" svg:x="7.032cm" svg:y="11.074cm">
          <draw:text-box>
            <text:p>R3</text:p>
          </draw:text-box>
        </draw:frame>
        <draw:frame draw:style-name="gr4" draw:text-style-name="P1" draw:layer="layout" svg:width="1.588cm" svg:height="1.673cm" svg:x="13.065cm" svg:y="16.24cm">
          <draw:text-box>
            <text:p>R4</text:p>
          </draw:text-box>
        </draw:frame>
        <draw:frame draw:style-name="gr3" draw:text-style-name="P1" draw:layer="layout" svg:width="1.314cm" svg:height="0.962cm" svg:x="13.382cm" svg:y="6.08cm">
          <draw:text-box>
            <text:p>R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1:14:21.691019643</meta:creation-date>
    <dc:date>2026-03-04T22:05:08.113275597</dc:date>
    <meta:editing-duration>PT36M13S</meta:editing-duration>
    <meta:editing-cycles>3</meta:editing-cycles>
    <meta:generator>LibreOffice/25.8.4.2$Linux_X86_64 LibreOffice_project/580$Build-2</meta:generator>
    <meta:document-statistic meta:object-count="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draw:fill="none" draw:opacity="20%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0001">
      <style:chart-properties chart:display-label="true" chart:logarithmic="false" chart:minimum="-2" chart:maximum="2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87cm" svg:height="8.983cm" xlink:href="." xlink:type="simple" chart:class="chart:scatter" chart:style-name="ch1">
        <chart:plot-area chart:style-name="ch2" svg:x="0.543cm" svg:y="0.177cm" svg:width="12.989cm" svg:height="8.419cm">
          <chart:coordinate-region svg:x="1.272cm" svg:y="0.376cm" svg:width="12.163cm" svg:height="7.573cm"/>
          <chart:axis chart:dimension="x" chart:name="primary-x" chart:style-name="ch3" chartooo:axis-type="auto">
            <chart:title svg:x="6.786cm" svg:y="8.423cm" chart:style-name="ch4">
              <text:p><text:span text:style-name="T1">X1</text:span></text:p>
            </chart:title>
            <chart:categories table:cell-range-address="local-table.$A$2:.$A$3"/>
          </chart:axis>
          <chart:axis chart:dimension="y" chart:name="primary-y" chart:style-name="ch5">
            <chart:title svg:x="0cm" svg:y="4.637cm" chart:style-name="ch6">
              <text:p><text:span text:style-name="T1">X2</text:span></text:p>
            </chart:title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7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7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7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8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/>
              </table:table-cell>
              <table:table-cell office:value-type="string">
                <text:p>Series3</text:p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/>
              </table:table-cell>
              <table:table-cell office:value-type="string">
                <text:p>Series7</text:p>
              </table:table-cell>
              <table:table-cell office:value-type="string">
                <text:p/>
              </table:table-cell>
              <table:table-cell office:value-type="string">
                <text:p>Series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